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7f15e" officeooo:paragraph-rsid="0017f15e" style:font-weight-asian="bold" style:font-weight-complex="bold"/>
    </style:style>
    <style:style style:name="P2" style:family="paragraph" style:parent-style-name="Standard">
      <style:text-properties fo:font-weight="bold" officeooo:rsid="00191557" officeooo:paragraph-rsid="00191557" style:font-weight-asian="bold" style:font-weight-complex="bold"/>
    </style:style>
    <style:style style:name="P3" style:family="paragraph" style:parent-style-name="Standard">
      <style:text-properties fo:font-weight="bold" officeooo:rsid="001974b0" officeooo:paragraph-rsid="001974b0" style:font-weight-asian="bold" style:font-weight-complex="bold"/>
    </style:style>
    <style:style style:name="P4" style:family="paragraph" style:parent-style-name="Standard">
      <style:text-properties fo:font-weight="normal" officeooo:rsid="0017f15e" officeooo:paragraph-rsid="0017f15e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7f15e" officeooo:paragraph-rsid="0017f15e" style:font-weight-asian="normal" style:font-weight-complex="normal"/>
    </style:style>
    <style:style style:name="P6" style:family="paragraph" style:parent-style-name="Standard">
      <style:text-properties fo:font-weight="normal" officeooo:rsid="0017f15e" officeooo:paragraph-rsid="00191557" style:font-weight-asian="normal" style:font-weight-complex="normal"/>
    </style:style>
    <style:style style:name="P7" style:family="paragraph" style:parent-style-name="Standard">
      <style:text-properties fo:font-weight="normal" officeooo:rsid="001974b0" officeooo:paragraph-rsid="001974b0" style:font-weight-asian="normal" style:font-weight-complex="normal"/>
    </style:style>
    <style:style style:name="P8" style:family="paragraph" style:parent-style-name="Standard">
      <style:text-properties fo:font-weight="normal" officeooo:rsid="001974b0" officeooo:paragraph-rsid="001bff2b" style:font-weight-asian="normal" style:font-weight-complex="normal"/>
    </style:style>
    <style:style style:name="P9" style:family="paragraph" style:parent-style-name="Standard">
      <style:text-properties fo:font-weight="normal" officeooo:rsid="001978e2" officeooo:paragraph-rsid="001978e2" style:font-weight-asian="normal" style:font-weight-complex="normal"/>
    </style:style>
    <style:style style:name="P10" style:family="paragraph" style:parent-style-name="Standard">
      <style:text-properties fo:font-weight="normal" officeooo:rsid="0019e36c" officeooo:paragraph-rsid="0019e36c" style:font-weight-asian="normal" style:font-weight-complex="normal"/>
    </style:style>
    <style:style style:name="P11" style:family="paragraph" style:parent-style-name="Standard">
      <style:text-properties fo:font-weight="normal" officeooo:rsid="001bff2b" officeooo:paragraph-rsid="001bff2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155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bc945"/>
    </style:style>
    <style:style style:name="T5" style:family="text">
      <style:text-properties officeooo:rsid="001bff2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pling and cohesion</text:p>
      <text:p text:style-name="P4">it’s not easy write the right thing at the first time, almost impossible.</text:p>
      <text:p text:style-name="P4">To test the quality of software there are 5 metric:</text:p>
      <text:list xml:id="list1014173534" text:style-name="L1">
        <text:list-item>
          <text:p text:style-name="P5">Coupling</text:p>
        </text:list-item>
        <text:list-item>
          <text:p text:style-name="P5">Cohesion</text:p>
        </text:list-item>
        <text:list-item>
          <text:p text:style-name="P5">Sufficiency</text:p>
        </text:list-item>
        <text:list-item>
          <text:p text:style-name="P5">Completeness</text:p>
        </text:list-item>
        <text:list-item>
          <text:p text:style-name="P5">Primitiveness</text:p>
        </text:list-item>
      </text:list>
      <text:p text:style-name="P4"/>
      <text:p text:style-name="P4"><text:span text:style-name="T1">Coupling</text:span> is the strength of association established by a connection from one module to another.</text:p>
      <text:p text:style-name="P4">Strong coupling complicates a system</text:p>
      <text:p text:style-name="P6">Coupling interferes with inheritance: loosely coupled classes are <text:span text:style-name="T2">desirable</text:span>, inheritance helps to exploit the commonality among abstractions.</text:p>
      <text:p text:style-name="P4">Inheritance introduces significant coupling because a change is a super class has a direct consequence on it sub-classes.</text:p>
      <text:p text:style-name="P4"/>
      <text:p text:style-name="P2">Cohesion <text:span text:style-name="T3">it measures the degree of connectivity among elements of a single module.</text:span></text:p>
      <text:p text:style-name="P2"><text:span text:style-name="T3">Cohesion is equally important for OOP design.</text:span></text:p>
      <text:p text:style-name="P2"><text:span text:style-name="T3">Coincidental cohesion is the least desirable form.</text:span></text:p>
      <text:p text:style-name="P8"><text:span text:style-name="T5">How I bind the components, like classes in packages or packages in the modules.</text:span></text:p>
      <text:p text:style-name="P11">High grade of cohesion is better, best changing ways.</text:p>
      <text:p text:style-name="P11"><text:span text:style-name="T3"/></text:p>
      <text:p text:style-name="P2">Sufficiency</text:p>
      <text:p text:style-name="P7">a class must have the minimum characteristics of abstraction to permit meaningful and efficient interaction. </text:p>
      <text:p text:style-name="P7"/>
      <text:p text:style-name="P7"><text:span text:style-name="T1">Completeness</text:span></text:p>
      <text:p text:style-name="P7">We achieve completeness when the interface of the class or module captures all of the</text:p>
      <text:p text:style-name="P7">meaningful characteristics of the abstraction.</text:p>
      <text:p text:style-name="P7"/>
      <text:p text:style-name="P3">Primitiveness</text:p>
      <text:p text:style-name="P7">Primitive operations are those that can only be implemented if given access to the</text:p>
      <text:p text:style-name="P7">underlying representation of the abstraction</text:p>
      <text:p text:style-name="P2"><text:span text:style-name="T3"/></text:p>
      <text:p text:style-name="P9">Coupling has different types.</text:p>
      <text:p text:style-name="P9">There are for example: subclass coupling , temporal coupling ,…</text:p>
      <text:p text:style-name="P10">Cohesion has <text:span text:style-name="T4">a lot of</text:span> type<text:span text:style-name="T4">s</text:span>: Logical, Temporal, Functional and Perfect…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10:52:48.954789548</meta:creation-date>
    <meta:generator>LibreOffice/7.3.2.2$Linux_X86_64 LibreOffice_project/454130fadb9a820d3728b86ccb63c8f359d70528</meta:generator>
    <dc:date>2022-04-04T11:46:15.969112700</dc:date>
    <meta:editing-duration>PT42M44S</meta:editing-duration>
    <meta:editing-cycles>6</meta:editing-cycles>
    <meta:document-statistic meta:table-count="0" meta:image-count="0" meta:object-count="0" meta:page-count="1" meta:paragraph-count="28" meta:word-count="223" meta:character-count="1470" meta:non-whitespace-character-count="1279"/>
  </office:meta>
</office:document-meta>
</file>